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4" style:family="table-cell" style:parent-style-name="Default" style:data-style-name="N122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eopar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64*2^10" office:value-type="float" office:value="65536" calcext:value-type="float">
            <text:p>65536</text:p>
          </table:table-cell>
          <table:table-cell table:style-name="ce4" table:formula="of:=[.D2]/2^10" office:value-type="float" office:value="64" calcext:value-type="float">
            <text:p>6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2]" office:value-type="float" office:value="4294967296" calcext:value-type="float">
            <text:p>4294967296</text:p>
          </table:table-cell>
          <table:table-cell table:style-name="ce4" table:formula="of:=[.D5]/2^30" office:value-type="float" office:value="4" calcext:value-type="float">
            <text:p>4.0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131072" calcext:value-type="float">
            <text:p>131072</text:p>
          </table:table-cell>
          <table:table-cell table:style-name="ce4" table:formula="of:=[.D6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3])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3" table:formula="of:=[.D1]&lt;=2^16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hard hashing:</text:p>
          </table:table-cell>
          <table:table-cell table:number-columns-repeated="2"/>
          <table:table-cell table:formula="of:=[.D2]*[.D3]" office:value-type="float" office:value="5242880" calcext:value-type="float">
            <text:p>5242880</text:p>
          </table:table-cell>
          <table:table-cell table:formula="of:=[.D11]/2^10" office:value-type="float" office:value="5120" calcext:value-type="float">
            <text:p>512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(LOG([.D1];2) * 32) *[.D3]" office:value-type="float" office:value="40960" calcext:value-type="float">
            <text:p>40960</text:p>
          </table:table-cell>
          <table:table-cell table:formula="of:=[.D12]/2^10" office:value-type="float" office:value="40" calcext:value-type="float">
            <text:p>4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[.D12]+[.D11]" office:value-type="float" office:value="5283840" calcext:value-type="float">
            <text:p>5283840</text:p>
          </table:table-cell>
          <table:table-cell table:formula="of:=[.D13]/2^10" office:value-type="float" office:value="5160" calcext:value-type="float">
            <text:p>5160</text:p>
          </table:table-cell>
          <table:table-cell office:value-type="string" calcext:value-type="string">
            <text:p>KB</text:p>
          </table:table-cell>
        </table:table-row>
      </table:table>
      <table:table table:name="Custom Reed Solomo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ximum number of shards:</text:p>
          </table:table-cell>
          <table:table-cell table:number-columns-repeated="2"/>
          <table:table-cell table:formula="of:=2^28"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(determined by the erasure coding algorithm)</text:p>
          </table:table-cell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table:formula="of:=4*2^10" office:value-type="float" office:value="4096" calcext:value-type="float">
            <text:p>4096</text:p>
          </table:table-cell>
          <table:table-cell table:style-name="ce4" table:formula="of:=[.D2]/2^10" office:value-type="float" office:value="4" calcext:value-type="float">
            <text:p>4.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durability parameter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1]*[.D2]" office:value-type="float" office:value="1099511627776" calcext:value-type="float">
            <text:p>1099511627776</text:p>
          </table:table-cell>
          <table:table-cell table:style-name="ce4" table:formula="of:=[.D5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1]*LOG([.D1];2)/8" office:value-type="float" office:value="939524096" calcext:value-type="float">
            <text:p>939524096</text:p>
          </table:table-cell>
          <table:table-cell table:style-name="ce4" table:formula="of:=[.D6]/2^30" office:value-type="float" office:value="0.875" calcext:value-type="float">
            <text:p>0.9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1];2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formula="of:=100*(1-0.5^[.D3])" office:value-type="float" office:value="99.9999046325684" calcext:value-type="float">
            <text:p>99.9999046325684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3" table:formula="of:=[.D1]&lt;=2^16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Shard hashing:</text:p>
          </table:table-cell>
          <table:table-cell table:number-columns-repeated="2"/>
          <table:table-cell table:formula="of:=[.D2]*[.D3]" office:value-type="float" office:value="81920" calcext:value-type="float">
            <text:p>81920</text:p>
          </table:table-cell>
          <table:table-cell table:formula="of:=[.D11]/2^10"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(LOG([.D1];2) * 32) *[.D3]" office:value-type="float" office:value="17920" calcext:value-type="float">
            <text:p>17920</text:p>
          </table:table-cell>
          <table:table-cell table:formula="of:=[.D12]/2^10" office:value-type="float" office:value="17.5" calcext:value-type="float">
            <text:p>17.5</text:p>
          </table:table-cell>
          <table:table-cell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[.D12]+[.D11]" office:value-type="float" office:value="99840" calcext:value-type="float">
            <text:p>99840</text:p>
          </table:table-cell>
          <table:table-cell table:formula="of:=[.D13]/2^10" office:value-type="float" office:value="97.5" calcext:value-type="float">
            <text:p>97.5</text:p>
          </table:table-cell>
          <table:table-cell office:value-type="string" calcext:value-type="string">
            <text:p>KB</text:p>
          </table:table-cell>
        </table:table-row>
      </table:table>
      <table:table table:name="Multi-Dimensio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umber of dimensions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 number of shards per dimension:</text:p>
          </table:table-cell>
          <table:table-cell table:number-columns-repeated="2"/>
          <table:table-cell table:formula="of:=2^16" office:value-type="float" office:value="65536" calcext:value-type="float">
            <text:p>65536</text:p>
          </table:table-cell>
          <table:table-cell/>
          <table:table-cell office:value-type="string" calcext:value-type="string">
            <text:p>(determined by the erasure coding algorith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d size: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by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ds to check per proof: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(durability parameter)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ximum number of shards in total:</text:p>
          </table:table-cell>
          <table:table-cell table:number-columns-repeated="2"/>
          <table:table-cell table:formula="of:=[.D2]^[.D1]" office:value-type="float" office:value="4294967296" calcext:value-type="float">
            <text:p>4294967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um slot size:</text:p>
          </table:table-cell>
          <table:table-cell table:number-columns-repeated="2"/>
          <table:table-cell table:formula="of:=[.D6]*[.D3]" office:value-type="float" office:value="1099511627776" calcext:value-type="float">
            <text:p>1099511627776</text:p>
          </table:table-cell>
          <table:table-cell table:style-name="ce4" table:formula="of:=[.D7]/2^40" office:value-type="float" office:value="1" calcext:value-type="float">
            <text:p>1.0</text:p>
          </table:table-cell>
          <table:table-cell office:value-type="string" calcext:value-type="string">
            <text:p>T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mum erasure coding memory usage:</text:p>
          </table:table-cell>
          <table:table-cell table:number-columns-repeated="2"/>
          <table:table-cell table:formula="of:=[.D2]*LOG([.D2];2)/8" office:value-type="float" office:value="131072" calcext:value-type="float">
            <text:p>131072</text:p>
          </table:table-cell>
          <table:table-cell table:style-name="ce4" table:formula="of:=[.D8]/2^10" office:value-type="float" office:value="128" calcext:value-type="float">
            <text:p>128.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asure coding slowdown factor:</text:p>
          </table:table-cell>
          <table:table-cell table:number-columns-repeated="2"/>
          <table:table-cell table:formula="of:=LOG([.D2];2)*[.D1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ces of detecting data loss:</text:p>
          </table:table-cell>
          <table:table-cell table:number-columns-repeated="2"/>
          <table:table-cell table:style-name="ce9" table:formula="of:=100*(1-(1-[.I20]/[.I18])^[.D4])" office:value-type="float" office:value="99.9999415236684" calcext:value-type="float">
            <text:p>99.9999415236684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existing erasure coding library:</text:p>
          </table:table-cell>
          <table:table-cell table:number-columns-repeated="2"/>
          <table:table-cell table:style-name="ce3" table:formula="of:=[.D2]&lt;=2^16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hard hashing:</text:p>
          </table:table-cell>
          <table:table-cell table:number-columns-repeated="2"/>
          <table:table-cell table:formula="of:=[.D4]*[.D3]" office:value-type="float" office:value="40960" calcext:value-type="float">
            <text:p>40960</text:p>
          </table:table-cell>
          <table:table-cell table:formula="of:=[.D13]/2^10" office:value-type="float" office:value="40" calcext:value-type="float">
            <text:p>4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kle paths:</text:p>
          </table:table-cell>
          <table:table-cell table:number-columns-repeated="2"/>
          <table:table-cell table:formula="of:=[.D4]*LOG([.D6];2)*32" office:value-type="float" office:value="163840" calcext:value-type="float">
            <text:p>163840</text:p>
          </table:table-cell>
          <table:table-cell table:formula="of:=[.D14]/2^10"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to hash in snark:</text:p>
          </table:table-cell>
          <table:table-cell table:number-columns-repeated="2"/>
          <table:table-cell table:formula="of:=[.D13]+[.D14]" office:value-type="float" office:value="204800" calcext:value-type="float">
            <text:p>204800</text:p>
          </table:table-cell>
          <table:table-cell table:formula="of:=[.D15]/2^10"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D</text:p>
          </table:table-cell>
          <table:table-cell table:formula="of:=[.D1]" office:value-type="float" office:value="2" calcext:value-type="float">
            <text:p>2</text:p>
          </table:table-cell>
          <table:table-cell/>
          <table:table-cell office:value-type="string" calcext:value-type="string">
            <text:p>number of dimension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table:formula="of:=[.D2]" office:value-type="float" office:value="65536" calcext:value-type="float">
            <text:p>65536</text:p>
          </table:table-cell>
          <table:table-cell/>
          <table:table-cell office:value-type="string" calcext:value-type="string">
            <text:p>number of shards in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</text:p>
          </table:table-cell>
          <table:table-cell table:formula="of:=ROUND([.I16]/(2^(1/[.D1])))" office:value-type="float" office:value="46341" calcext:value-type="float">
            <text:p>46341</text:p>
          </table:table-cell>
          <table:table-cell/>
          <table:table-cell office:value-type="string" calcext:value-type="string">
            <text:p>number of original data shards in a ro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^D</text:p>
          </table:table-cell>
          <table:table-cell table:formula="of:=[.I16]^[.I15]" office:value-type="float" office:value="4294967296" calcext:value-type="float">
            <text:p>4294967296</text:p>
          </table:table-cell>
          <table:table-cell/>
          <table:table-cell office:value-type="string" calcext:value-type="string">
            <text:p>total number of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^D</text:p>
          </table:table-cell>
          <table:table-cell table:formula="of:=[.I17]^[.I15]" office:value-type="float" office:value="2147488281" calcext:value-type="float">
            <text:p>2147488281</text:p>
          </table:table-cell>
          <table:table-cell/>
          <table:table-cell office:value-type="string" calcext:value-type="string">
            <text:p>total number original data shard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(N-K+1)^D</text:p>
          </table:table-cell>
          <table:table-cell table:formula="of:=([.I16]-[.I17]+1)^[.I15]" office:value-type="float" office:value="368486416" calcext:value-type="float">
            <text:p>368486416</text:p>
          </table:table-cell>
          <table:table-cell/>
          <table:table-cell office:value-type="string" calcext:value-type="string">
            <text:p>smallest erasure for data lo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 number:title="U~ser-defined">
      <number:number number:decimal-places="20" number:min-decimal-places="20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4:56:25.48639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4:49:59.209423624</meta:creation-date>
    <dc:date>2023-10-03T14:59:48.313943935</dc:date>
    <meta:editing-duration>PT2H18M37S</meta:editing-duration>
    <meta:editing-cycles>29</meta:editing-cycles>
    <meta:generator>LibreOffice/7.0.4.2$Linux_X86_64 LibreOffice_project/00$Build-2</meta:generator>
    <meta:document-statistic meta:table-count="3" meta:cell-count="132" meta:object-count="0"/>
  </office:meta>
</office:document-meta>
</file>